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ystem PAM4 Jitter Analysis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J_main – zmienna okreslajaca jak duze ma byc maksymalne przesuniecie zbocza zegara w wyniku jitteru</text:span></text:p>
              </text:list-item>
              <text:list-item>
                <text:p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><text:span text:style-name="T2">PJ_tot – zmienna akumulacyjna jitteru, jest inkrementowana:</text:span></text:p>
                <text:list>
                  <text:list-item>
                    <text:p><text:span text:style-name="T2">PJ_tot=PJ_tot+PJ*f_PJ/freq</text:span></text:p>
                  </text:list-item>
                  <text:list-item>
                    <text:p><text:span text:style-name="T2">Gdy PJ_tot&gt;PJ, zmiany czestotliwosc zmieniaja kierunek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08T19:18:51.108698397</dc:date>
    <dc:creator>Blazej Ostrowski</dc:creator>
    <meta:editing-duration>PT33M49S</meta:editing-duration>
    <meta:editing-cycles>6</meta:editing-cycles>
    <meta:generator>LibreOffice/4.2.8.2$Linux_X86_64 LibreOffice_project/420$Build-2</meta:generator>
    <meta:document-statistic meta:object-count="29"/>
  </office:meta>
</office:document-meta>
</file>